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masel </meta:initial-creator>
    <meta:creation-date>2014-05-18T15:48:18</meta:creation-date>
    <dc:date>2014-05-18T15:49:48</dc:date>
    <dc:creator>lmasel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3.5$Linux_X86_64 LibreOffice_project/350m1$Build-2</meta:generator>
  </office:meta>
</office:document-meta>
</file>